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555555" style:font-name="Arial" fo:font-size="10.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.423cm" fo:margin-right="0cm" fo:margin-top="0cm" fo:margin-bottom="0.247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5" style:family="paragraph" style:parent-style-name="Heading_20_1">
      <style:paragraph-properties fo:text-align="start" style:justify-single-word="false"/>
      <style:text-properties style:font-name="Arial" fo:font-size="16.5pt" fo:font-weight="normal"/>
    </style:style>
    <style:style style:name="T1" style:family="text">
      <style:text-properties fo:font-variant="normal" fo:text-transform="none" fo:color="#555555" style:font-name="Arial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555555" style:font-name="Arial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88cc" style:text-line-through-style="none" style:text-line-through-type="none" style:font-name="Arial" fo:font-size="10.5pt" fo:letter-spacing="normal" fo:font-style="normal" style:text-underline-style="none" fo:font-weight="normal" style:text-blinking="false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VLSI Questions and Answers – Storage Elements-2</text:h>
      <text:p text:style-name="P2">This set of VLSI Interview Questions and Answers for Experienced people focuses on “Storage Elements-2”.</text:p>
      <text:p text:style-name="P2">1. Overhead bits are used for sensing.<text:line-break/>a) true<text:line-break/>b) false<text:line-break/><text:bookmark text:name="id2639"/>View Answer</text:p>
      <text:section text:style-name="Sect1" text:name="target-id2639">
        <text:p text:style-name="P4">Answer: a<text:line-break/>Explanation: Overhead bits are used for sensing. Some amount of over head bits are used in one transisrot dynamic memory cell.</text:p>
      </text:section>
      <text:p text:style-name="P2">2. Reading a cell is a _______ operation<text:line-break/>a) constructive<text:line-break/>b) detructive<text:line-break/>c) semi constructive<text:line-break/>d) semi detructive<text:line-break/><text:bookmark text:name="id8390"/>View Answer</text:p>
      <text:section text:style-name="Sect1" text:name="target-id8390">
        <text:p text:style-name="P4">Answer: b<text:line-break/>Explanation: Reading a cell is a detructive operation and the stored bit must be rewritten everytime it is read.</text:p>
      </text:section>
      <text:p text:style-name="P2">3. RAM is a _____ cell<text:line-break/>a) dynamic<text:line-break/>b) partially dynamic<text:line-break/>c) static<text:line-break/>d) pseudo static<text:line-break/><text:bookmark text:name="id3565"/>View Answer</text:p>
      <text:section text:style-name="Sect1" text:name="target-id3565">
        <text:p text:style-name="P4">Answer: d<text:line-break/>Explanation: RAM is a pseudo static cell. It stores data indefinitely and refreshing is not necessary.</text:p>
      </text:section>
      <text:p text:style-name="P2">4. Pseudo static RAM cell is built using<text:line-break/>a) one inverter<text:line-break/>b) two inverters<text:line-break/>c) three inverters<text:line-break/>d) four inverters<text:line-break/><text:bookmark text:name="id1598"/>View Answer</text:p>
      <text:section text:style-name="Sect1" text:name="target-id1598">
        <text:p text:style-name="P4">Answer: b<text:line-break/>Explanation: Pseudo static RAM cell is built using two inverters and data can be stored in these two inverters by connecting it in parallel and using a feedback.</text:p>
      </text:section>
      <text:p text:style-name="P2">5. Cells must be non stackable in RAM storage cell.<text:line-break/>a) true<text:line-break/>b) false<text:line-break/><text:bookmark text:name="id3734"/>View Answer</text:p>
      <text:section text:style-name="Sect1" text:name="target-id3734">
        <text:p text:style-name="P4"><text:soft-page-break/>Answer: b<text:line-break/>Explanation: Cells must be stackable, both side by side and from top to bottom. This must be carefully considered when layout is made.</text:p>
      </text:section>
      <text:p text:style-name="P2">6. Which cell is non volatile?<text:line-break/>a) one transistor dynamic cell<text:line-break/>b) two transistor dymanic cell<text:line-break/>c) four transisrot dynamic cell<text:line-break/>d) pseudo static RAM cell<text:line-break/><text:bookmark text:name="id865"/>View Answer</text:p>
      <text:section text:style-name="Sect1" text:name="target-id865">
        <text:p text:style-name="P4">Answer: d<text:line-break/>Explanation: Pseudo static RAM cell is a non volatile cell. It is used for long time storage. Non volatile memory is also called as long term memory.</text:p>
      </text:section>
      <text:p text:style-name="P2">7. In RAM arrays, transistor is of<text:line-break/>a) minimum size<text:line-break/>b) maximum size<text:line-break/>c) of any size<text:line-break/>d) size doesnt play a role<text:line-break/><text:bookmark text:name="id2422"/>View Answer</text:p>
      <text:section text:style-name="Sect1" text:name="target-id2422">
        <text:p text:style-name="P4">Answer: a<text:line-break/>Explanation: In RAM arrays, transistor is of minimum size and thus it is incapable of sinking large charges quickly.</text:p>
      </text:section>
      <text:p text:style-name="P2">8. Which implementation is slower?<text:line-break/>a) NAND gate<text:line-break/>b) NOR gate<text:line-break/>c) AND gate<text:line-break/>d) OR gate<text:line-break/><text:bookmark text:name="id9607"/>View Answer</text:p>
      <text:section text:style-name="Sect1" text:name="target-id9607">
        <text:p text:style-name="P4">Answer: b<text:line-break/>Explanation: NOR gate implementation is slower even though both NAND and NOR gate implementation is suitable for CMOS.</text:p>
      </text:section>
      <text:p text:style-name="P2">9. FOR nMOS which implementation is not suitable?<text:line-break/>a) NAND gate<text:line-break/>b) NOR gate<text:line-break/>c) AND gate<text:line-break/>d) OR gate<text:line-break/><text:bookmark text:name="id1149"/>View Answer</text:p>
      <text:section text:style-name="Sect1" text:name="target-id1149">
        <text:p text:style-name="P4">Answer: a<text:line-break/>Explanation: In nMOS, NAND gate implementation is impractical because of the large number of gate requiring three or more inputs.</text:p>
      </text:section>
      <text:p text:style-name="P2">10. Realization of JK flipflop is based on<text:line-break/>a) n-pass transistor<text:line-break/>b) p-pass transistor<text:line-break/>c) CMOS<text:line-break/><text:soft-page-break/>d) BiCMOS<text:line-break/><text:bookmark text:name="id3581"/>View Answer</text:p>
      <text:section text:style-name="Sect1" text:name="target-id3581">
        <text:p text:style-name="P4">Answer: a<text:line-break/>Explanation: Realization of JK flip flop is based on n-pass transistor and on inverters only.</text:p>
      </text:section>
      <text:p text:style-name="P2">11. Static RAM uses ____ transistors<text:line-break/>a) four<text:line-break/>b) five<text:line-break/>c) six<text:line-break/>d) seven<text:line-break/><text:bookmark text:name="id2594"/>View Answer</text:p>
      <text:section text:style-name="Sect1" text:name="target-id2594">
        <text:p text:style-name="P4">Answer: c<text:line-break/>Explanation: Static RAM uses six transistors. In this RAM cell, read and write operations use the same port.</text:p>
      </text:section>
      <text:p text:style-name="P3"><text:span text:style-name="Strong_20_Emphasis"><text:span text:style-name="T1">Sanfoundry Global Education &amp; Learning Series – VLSI.</text:span></text:span><text:span text:style-name="T2"><text:line-break/>To practice all areas of VLSI for Interviews, </text:span><text:a xlink:type="simple" xlink:href="https://www.sanfoundry.com/1000-vlsi-questions-answers/" text:style-name="Internet_20_link" text:visited-style-name="Visited_20_Internet_20_Link"><text:span text:style-name="T3">here is complete set of 1000+ Multiple Choice Questions and Answers</text:span></text:a><text:span text:style-name="T2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8:25:18.029385264</meta:creation-date>
    <dc:date>2018-04-30T20:35:31.840230724</dc:date>
    <meta:editing-duration>PT2H3S</meta:editing-duration>
    <meta:editing-cycles>1</meta:editing-cycles>
    <meta:document-statistic meta:table-count="0" meta:image-count="0" meta:object-count="0" meta:page-count="3" meta:paragraph-count="25" meta:word-count="512" meta:character-count="2940" meta:non-whitespace-character-count="2451"/>
    <meta:generator>LibreOffice/5.1.6.2$Linux_X86_64 LibreOffice_project/10m0$Build-2</meta:generator>
  </office:meta>
</office:document-meta>
</file>